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zh" style:country-asian="TW" style:font-size-complex="12pt"/>
    </style:style>
    <style:style style:name="T7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listheader"/>Listheader<text:bookmark-end text:name="listheader"/></text:h>
      <text:p text:style-name="P15"><text:span text:style-name="Source_20_Text">Listhead and Listheader</text:span> are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21"><text:a xlink:type="simple" xlink:href="http://zk1.svn.sourceforge.net/viewvc/zk1/branches/3.5/zul/src/archive/web/zul/css/cmps/listbox.css.dsp?view=markup">The CSS source of Listheader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99cm" svg:height="2.566cm" draw:z-index="1"><draw:image xlink:href="../images/listheader1.jp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head,</text:span></text:p>
            <text:p text:style-name="P3"><text:span text:style-name="Source_20_Text">z-list-head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div.z-listbox-header tr.z-list-head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6">background-image: url(<text:span text:style-name="T2">${c:encodeURL('~./zul/img/grid/s_hd.gif')}</text:span>); background-color: #C7E5F1;<text:tab/>background-repeat: repeat-x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1">div.z-listbox-header th.z-list-header</text:span></text:span></text:p>
          </table:table-cell>
          <table:table-cell table:style-name="Table17.B2" office:value-type="string">
            <text:p text:style-name="P4">Border and font size</text:p>
          </table:table-cell>
          <table:table-cell table:style-name="Table17.C2" office:value-type="string">
            <text:p text:style-name="P16">overflow: hidden; border: 1px solid; border-color: #DAE7F6 #9EB6CE #9EB6CE #DAE7F6; white-space: nowrap; padding: 2px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listbox-header th.z-list-header-sort div.z-list-header-cnt</text:span></text:span></text:p>
          </table:table-cell>
          <table:table-cell table:style-name="Table17.B2" office:value-type="string">
            <text:p text:style-name="P4">Background of the content of the sort</text:p>
          </table:table-cell>
          <table:table-cell table:style-name="Table17.C2" office:value-type="string">
            <text:p text:style-name="P16">cursor: pointer; padding-right: 9px; background:transparent url(<text:span text:style-name="T2">${c:encodeURL('~./zul/img/sort/v_hint.gif')}</text:span>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listbox-header th.z-list-header-sort-asc div.z-list-header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5">ascendant </text:span><text:span text:style-name="T6">sort</text:span><text:span text:style-name="T4"> </text:span></text:p>
          </table:table-cell>
          <table:table-cell table:style-name="Table17.C2" office:value-type="string">
            <text:p text:style-name="P16">cursor: pointer; padding-right: 9px; background:transparent url(${c:encodeURL('~./zul/img/sort/v_a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listbox-header th.z-list-header-sort-dsc div.z-list-header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6">de</text:span><text:span text:style-name="T5">scendant </text:span><text:span text:style-name="T6">sort</text:span><text:span text:style-name="T4"> </text:span></text:p>
          </table:table-cell>
          <table:table-cell table:style-name="Table17.C2" office:value-type="string">
            <text:p text:style-name="P16">cursor: pointer; padding-right: 9px; background:transparent url(${c:encodeURL('~./zul/img/sort/v_d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list-header-cnt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20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8">div.z-list-header-cnt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6">overflow: hid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3T13:01:22</dc:date>
    <meta:editing-cycles>25</meta:editing-cycles>
    <meta:editing-duration>PT5H28M4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6" meta:word-count="266" meta:character-count="1758"/>
  </office:meta>
</office:document-meta>
</file>